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4cm"/>
    </style:style>
    <style:style style:name="co2" style:family="table-column">
      <style:table-column-properties fo:break-before="auto" style:column-width="8.576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5.37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784cm"/>
    </style:style>
    <style:style style:name="co7" style:family="table-column">
      <style:table-column-properties fo:break-before="auto" style:column-width="0.91cm"/>
    </style:style>
    <style:style style:name="co8" style:family="table-column">
      <style:table-column-properties fo:break-before="auto" style:column-width="1.73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 style:data-style-name="N0">
      <style:table-cell-properties fo:background-color="#ffff99" fo:border="0.06pt solid #000000"/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 style:data-style-name="N0">
      <style:table-cell-properties fo:background-color="#ffff99" fo:border="0.06pt solid #000000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ackground-color="transparent" fo:border="0.06pt solid #000000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fo:border="0.06pt solid #000000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ackground-color="#cccccc" fo:border="0.06pt solid #000000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cccc" fo:border="0.06pt solid #000000"/>
      <style:text-properties fo:font-size="14pt" style:font-size-asian="14pt" style:font-size-complex="14pt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6" style:family="table-cell" style:parent-style-name="Default" style:data-style-name="N0">
      <style:table-cell-properties fo:background-color="#ffff99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22" style:family="table-cell" style:parent-style-name="Default" style:data-style-name="N0">
      <style:table-cell-properties style:text-align-source="fix" style:repeat-content="false" fo:border="0.06pt solid #000000"/>
      <style:paragraph-properties fo:text-align="start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4pt" style:font-size-asian="14pt" style:font-size-complex="14pt"/>
    </style:style>
    <style:style style:name="ce24" style:family="table-cell" style:parent-style-name="Default">
      <style:table-cell-properties fo:background-color="transparent" fo:border="0.06pt solid #000000"/>
      <style:text-properties style:font-name="Calibri1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transparent" fo:border="0.06pt solid #000000"/>
      <style:text-properties style:font-name="Calibri1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alibri1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BOM" table:style-name="ta1">
        <table:table-column table:style-name="co1" table:default-cell-style-name="ce4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1020" table:default-cell-style-name="ce12"/>
        <table:table-row table:style-name="ro1">
          <table:table-cell table:style-name="ce1"/>
          <table:table-cell table:style-name="ce5" office:value-type="string" calcext:value-type="string">
            <text:p>N° de série</text:p>
          </table:table-cell>
          <table:table-cell table:style-name="ce13" table:number-columns-spanned="2" table:number-rows-spanned="1"/>
          <table:covered-table-cell table:style-name="ce20"/>
          <table:table-cell table:number-columns-repeated="1020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Désignation</text:p>
          </table:table-cell>
          <table:table-cell table:style-name="ce14" office:value-type="string" calcext:value-type="string">
            <text:p>Qte</text:p>
          </table:table-cell>
          <table:table-cell table:style-name="ce20" office:value-type="string" calcext:value-type="string">
            <text:p>Notes</text:p>
          </table:table-cell>
          <table:table-cell table:number-columns-repeated="102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ablewrap 6mm</text:p>
          </table:table-cell>
          <table:table-cell table:style-name="ce15" office:value-type="float" office:value="2" calcext:value-type="float">
            <text:p>2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Câble RJ45 </text:p>
          </table:table-cell>
          <table:table-cell table:style-name="ce16" office:value-type="float" office:value="2" calcext:value-type="float">
            <text:p>2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Câble double 0,75mm²</text:p>
          </table:table-cell>
          <table:table-cell table:style-name="ce16" office:value-type="float" office:value="2" calcext:value-type="float">
            <text:p>2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Câble terre 1mm²</text:p>
          </table:table-cell>
          <table:table-cell table:style-name="ce16" office:value-type="float" office:value="0.1" calcext:value-type="float">
            <text:p>0,1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gaîne thermo 2mm (au mètre)</text:p>
          </table:table-cell>
          <table:table-cell table:style-name="ce16" office:value-type="float" office:value="0.5" calcext:value-type="float">
            <text:p>0,5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Timing belt 840mm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Timing belt 680mm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Plaque alu 3mm 240x210mm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Bouleau 9mm 210x210mm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Plaque verre 240x210mm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8" office:value-type="string" calcext:value-type="string">
            <text:p>Plaque alu 3mm 73x70mm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9" office:value-type="string" calcext:value-type="string">
            <text:p>Kit carte électronique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8" office:value-type="string" calcext:value-type="string">
            <text:p>Alimentation 12V 120W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8" office:value-type="string" calcext:value-type="string">
            <text:p>Moteur NEMA14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8" office:value-type="string" calcext:value-type="string">
            <text:p>Moteur NEMA17</text:p>
          </table:table-cell>
          <table:table-cell table:style-name="ce17" office:value-type="float" office:value="3" calcext:value-type="float">
            <text:p>3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8" office:value-type="string" calcext:value-type="string">
            <text:p>Câble NEMA17 200mm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8" office:value-type="string" calcext:value-type="string">
            <text:p>Câble NEMA17 900mm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8" office:value-type="string" calcext:value-type="string">
            <text:p>Câble NEMA17 1300mm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3" office:value-type="float" office:value="404" calcext:value-type="float">
            <text:p>404</text:p>
          </table:table-cell>
          <table:table-cell table:style-name="ce8" office:value-type="string" calcext:value-type="string">
            <text:p>Ventilateur Akasa Led 40mm AK-160BL-S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9" office:value-type="string" calcext:value-type="string">
            <text:p>Poignée à sangle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8" office:value-type="string" calcext:value-type="string">
            <text:p>Fermeture grenouille cadenassable</text:p>
          </table:table-cell>
          <table:table-cell table:style-name="ce17" office:value-type="float" office:value="4" calcext:value-type="float">
            <text:p>4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8" office:value-type="string" calcext:value-type="string">
            <text:p>Cordon secteur IEC mâle 2m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3" office:value-type="float" office:value="314" calcext:value-type="float">
            <text:p>314</text:p>
          </table:table-cell>
          <table:table-cell table:style-name="ce8" office:value-type="string" calcext:value-type="string">
            <text:p>Cable USB A to B 3m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9" office:value-type="string" calcext:value-type="string">
            <text:p>Tube 12mm 415mm</text:p>
          </table:table-cell>
          <table:table-cell table:style-name="ce17" office:value-type="float" office:value="4" calcext:value-type="float">
            <text:p>4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9" office:value-type="string" calcext:value-type="string">
            <text:p>Tige filetée M5 inox A2 roulée 345mm</text:p>
          </table:table-cell>
          <table:table-cell table:style-name="ce17" office:value-type="float" office:value="2" calcext:value-type="float">
            <text:p>2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9" office:value-type="string" calcext:value-type="string">
            <text:p>Arbre acier 10mm 425mm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9" office:value-type="string" calcext:value-type="string">
            <text:p>Arbre acier 8mm 315mm</text:p>
          </table:table-cell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3" office:value-type="float" office:value="309" calcext:value-type="float">
            <text:p>309</text:p>
          </table:table-cell>
          <table:table-cell table:style-name="ce7" office:value-type="string" calcext:value-type="string">
            <text:p>Hot end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7" office:value-type="string" calcext:value-type="string">
            <text:p>Thermistance 100K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3" office:value-type="float" office:value="307" calcext:value-type="float">
            <text:p>307</text:p>
          </table:table-cell>
          <table:table-cell table:style-name="ce7" office:value-type="string" calcext:value-type="string">
            <text:p>Ampoule LED précablée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7" office:value-type="string" calcext:value-type="string">
            <text:p>Embase IEC mâle avec inter</text:p>
          </table:table-cell>
          <table:table-cell table:style-name="ce16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7" office:value-type="string" calcext:value-type="string">
            <text:p>Fusible 1A 5x20mm</text:p>
          </table:table-cell>
          <table:table-cell table:style-name="ce16" office:value-type="float" office:value="2" calcext:value-type="float">
            <text:p>2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7" office:value-type="string" calcext:value-type="string">
            <text:p>Résistance de puissance 2,2ohms 10W</text:p>
          </table:table-cell>
          <table:table-cell table:style-name="ce16" office:value-type="float" office:value="9" calcext:value-type="float">
            <text:p>9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10" office:value-type="string" calcext:value-type="string">
            <text:p>Pince double clip métal</text:p>
          </table:table-cell>
          <table:table-cell table:style-name="ce18" office:value-type="float" office:value="4" calcext:value-type="float">
            <text:p>4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10" office:value-type="string" calcext:value-type="string">
            <text:p>Poulie aluminium</text:p>
          </table:table-cell>
          <table:table-cell table:style-name="ce18" office:value-type="float" office:value="2" calcext:value-type="float">
            <text:p>2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10" office:value-type="string" calcext:value-type="string">
            <text:p>LM8UU</text:p>
          </table:table-cell>
          <table:table-cell table:style-name="ce18" office:value-type="float" office:value="3" calcext:value-type="float">
            <text:p>3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10" office:value-type="string" calcext:value-type="string">
            <text:p>LM10UU</text:p>
          </table:table-cell>
          <table:table-cell table:style-name="ce18" office:value-type="float" office:value="3" calcext:value-type="float">
            <text:p>3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3" office:value-type="float" office:value="213" calcext:value-type="float">
            <text:p>213</text:p>
          </table:table-cell>
          <table:table-cell table:style-name="ce10" office:value-type="string" calcext:value-type="string">
            <text:p>Palier Igus GFM-121418-10</text:p>
          </table:table-cell>
          <table:table-cell table:style-name="ce18" office:value-type="float" office:value="8" calcext:value-type="float">
            <text:p>8</text:p>
          </table:table-cell>
          <table:table-cell table:style-name="ce21"/>
          <table:table-cell table:number-columns-repeated="1020"/>
        </table:table-row>
        <table:table-row table:style-name="ro2">
          <table:table-cell table:style-name="ce3" office:value-type="float" office:value="212" calcext:value-type="float">
            <text:p>212</text:p>
          </table:table-cell>
          <table:table-cell table:style-name="ce10" office:value-type="string" calcext:value-type="string">
            <text:p>608ZZ ball bearing</text:p>
          </table:table-cell>
          <table:table-cell table:style-name="ce18" office:value-type="float" office:value="5" calcext:value-type="float">
            <text:p>5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10" office:value-type="string" calcext:value-type="string">
            <text:p>Ressorts</text:p>
          </table:table-cell>
          <table:table-cell table:style-name="ce18" office:value-type="float" office:value="6" calcext:value-type="float">
            <text:p>6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10" office:value-type="string" calcext:value-type="string">
            <text:p>Pignon laiton d'entraînement</text:p>
          </table:table-cell>
          <table:table-cell table:style-name="ce18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11" office:value-type="string" calcext:value-type="string">
            <text:p>Vis M3x8mm</text:p>
          </table:table-cell>
          <table:table-cell table:style-name="ce19" office:value-type="float" office:value="7" calcext:value-type="float">
            <text:p>7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11" office:value-type="string" calcext:value-type="string">
            <text:p>Vis M3x10mm</text:p>
          </table:table-cell>
          <table:table-cell table:style-name="ce19" office:value-type="float" office:value="17" calcext:value-type="float">
            <text:p>17</text:p>
          </table:table-cell>
          <table:table-cell table:style-name="ce22" office:value-type="string" calcext:value-type="string">
            <text:p>15g</text:p>
          </table:table-cell>
          <table:table-cell table:number-columns-repeated="1020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11" office:value-type="string" calcext:value-type="string">
            <text:p>Vis M3x20mm</text:p>
          </table:table-cell>
          <table:table-cell table:style-name="ce19" office:value-type="float" office:value="40" calcext:value-type="float">
            <text:p>40</text:p>
          </table:table-cell>
          <table:table-cell table:style-name="ce22" office:value-type="string" calcext:value-type="string">
            <text:p>48,5g</text:p>
          </table:table-cell>
          <table:table-cell table:number-columns-repeated="1020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11" office:value-type="string" calcext:value-type="string">
            <text:p>Vis M3x25mm</text:p>
          </table:table-cell>
          <table:table-cell table:style-name="ce19" office:value-type="float" office:value="4" calcext:value-type="float">
            <text:p>4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11" office:value-type="string" calcext:value-type="string">
            <text:p>Vis M3x30mm</text:p>
          </table:table-cell>
          <table:table-cell table:style-name="ce19" office:value-type="float" office:value="8" calcext:value-type="float">
            <text:p>8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11" office:value-type="string" calcext:value-type="string">
            <text:p>Vis M3x40mm</text:p>
          </table:table-cell>
          <table:table-cell table:style-name="ce19" office:value-type="float" office:value="12" calcext:value-type="float">
            <text:p>12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11" office:value-type="string" calcext:value-type="string">
            <text:p>Vis M3x60mm</text:p>
          </table:table-cell>
          <table:table-cell table:style-name="ce19" office:value-type="float" office:value="8" calcext:value-type="float">
            <text:p>8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11" office:value-type="string" calcext:value-type="string">
            <text:p>Vis M3x16mm tête fraisée</text:p>
          </table:table-cell>
          <table:table-cell table:style-name="ce19" office:value-type="float" office:value="46" calcext:value-type="float">
            <text:p>46</text:p>
          </table:table-cell>
          <table:table-cell table:style-name="ce22" office:value-type="string" calcext:value-type="string">
            <text:p>36g</text:p>
          </table:table-cell>
          <table:table-cell table:number-columns-repeated="1020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11" office:value-type="string" calcext:value-type="string">
            <text:p>Vis M3x20mm tête fraisée</text:p>
          </table:table-cell>
          <table:table-cell table:style-name="ce19" office:value-type="float" office:value="10" calcext:value-type="float">
            <text:p>10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11" office:value-type="string" calcext:value-type="string">
            <text:p>Vis M3x40mm tête fraisée</text:p>
          </table:table-cell>
          <table:table-cell table:style-name="ce19" office:value-type="float" office:value="6" calcext:value-type="float">
            <text:p>6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11" office:value-type="string" calcext:value-type="string">
            <text:p>Vis agglo 4x20mm tête bombée</text:p>
          </table:table-cell>
          <table:table-cell table:style-name="ce19" office:value-type="float" office:value="4" calcext:value-type="float">
            <text:p>4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11" office:value-type="string" calcext:value-type="string">
            <text:p>Vis agglo 4x20mm tête fraisée</text:p>
          </table:table-cell>
          <table:table-cell table:style-name="ce19" office:value-type="float" office:value="2" calcext:value-type="float">
            <text:p>2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11" office:value-type="string" calcext:value-type="string">
            <text:p>Rondelles M4 standards</text:p>
          </table:table-cell>
          <table:table-cell table:style-name="ce19" office:value-type="float" office:value="4" calcext:value-type="float">
            <text:p>4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11" office:value-type="string" calcext:value-type="string">
            <text:p>Vis agglo 3x12mm tête fraisée</text:p>
          </table:table-cell>
          <table:table-cell table:style-name="ce19" office:value-type="float" office:value="4" calcext:value-type="float">
            <text:p>4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11" office:value-type="string" calcext:value-type="string">
            <text:p>Rondelles M3 larges</text:p>
          </table:table-cell>
          <table:table-cell table:style-name="ce19" office:value-type="float" office:value="50" calcext:value-type="float">
            <text:p>50</text:p>
          </table:table-cell>
          <table:table-cell table:style-name="ce22" office:value-type="string" calcext:value-type="string">
            <text:p>30,8g</text:p>
          </table:table-cell>
          <table:table-cell table:number-columns-repeated="1020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11" office:value-type="string" calcext:value-type="string">
            <text:p>Rondelles M3 standards</text:p>
          </table:table-cell>
          <table:table-cell table:style-name="ce19" office:value-type="float" office:value="94" calcext:value-type="float">
            <text:p>94</text:p>
          </table:table-cell>
          <table:table-cell table:style-name="ce23" office:value-type="string" calcext:value-type="string">
            <text:p>21g</text:p>
          </table:table-cell>
          <table:table-cell table:number-columns-repeated="1020"/>
        </table:table-row>
        <table:table-row table:style-name="ro2">
          <table:table-cell table:style-name="ce3" office:value-type="float" office:value="107" calcext:value-type="float">
            <text:p>107</text:p>
          </table:table-cell>
          <table:table-cell table:style-name="ce11" office:value-type="string" calcext:value-type="string">
            <text:p>Ecroux nylstop M3</text:p>
          </table:table-cell>
          <table:table-cell table:style-name="ce19" office:value-type="float" office:value="17" calcext:value-type="float">
            <text:p>17</text:p>
          </table:table-cell>
          <table:table-cell table:style-name="ce22" office:value-type="string" calcext:value-type="string">
            <text:p>7g</text:p>
          </table:table-cell>
          <table:table-cell table:number-columns-repeated="1020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11" office:value-type="string" calcext:value-type="string">
            <text:p>Ecroux M3</text:p>
          </table:table-cell>
          <table:table-cell table:style-name="ce19" office:value-type="float" office:value="154" calcext:value-type="float">
            <text:p>154</text:p>
          </table:table-cell>
          <table:table-cell table:style-name="ce22" office:value-type="string" calcext:value-type="string">
            <text:p>49,6g</text:p>
          </table:table-cell>
          <table:table-cell table:number-columns-repeated="1020"/>
        </table:table-row>
        <table:table-row table:style-name="ro2">
          <table:table-cell table:style-name="ce3" office:value-type="float" office:value="105" calcext:value-type="float">
            <text:p>105</text:p>
          </table:table-cell>
          <table:table-cell table:style-name="ce11" office:value-type="string" calcext:value-type="string">
            <text:p>Ecrous M8</text:p>
          </table:table-cell>
          <table:table-cell table:style-name="ce19" office:value-type="float" office:value="1" calcext:value-type="float">
            <text:p>1</text:p>
          </table:table-cell>
          <table:table-cell table:style-name="ce22"/>
          <table:table-cell table:number-columns-repeated="1020"/>
        </table:table-row>
        <table:table-row table:style-name="ro2">
          <table:table-cell table:style-name="ce3" office:value-type="float" office:value="104" calcext:value-type="float">
            <text:p>104</text:p>
          </table:table-cell>
          <table:table-cell table:style-name="ce11" office:value-type="string" calcext:value-type="string">
            <text:p>Ecrou M8 papillon</text:p>
          </table:table-cell>
          <table:table-cell table:style-name="ce19" office:value-type="float" office:value="1" calcext:value-type="float">
            <text:p>1</text:p>
          </table:table-cell>
          <table:table-cell table:style-name="ce22"/>
          <table:table-cell table:number-columns-repeated="1020"/>
        </table:table-row>
        <table:table-row table:style-name="ro2">
          <table:table-cell table:style-name="ce3" office:value-type="float" office:value="103" calcext:value-type="float">
            <text:p>103</text:p>
          </table:table-cell>
          <table:table-cell table:style-name="ce11" office:value-type="string" calcext:value-type="string">
            <text:p>Ecrou M5</text:p>
          </table:table-cell>
          <table:table-cell table:style-name="ce19" office:value-type="float" office:value="2" calcext:value-type="float">
            <text:p>2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10" office:value-type="string" calcext:value-type="string">
            <text:p>Tige filetée M8 25mm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10" office:value-type="string" calcext:value-type="string">
            <text:p>Vis M8 100mm</text:p>
          </table:table-cell>
          <table:table-cell table:style-name="ce18" office:value-type="float" office:value="1" calcext:value-type="float">
            <text:p>1</text:p>
          </table:table-cell>
          <table:table-cell table:style-name="ce22"/>
          <table:table-cell table:number-columns-repeated="1020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6" office:value-type="string" calcext:value-type="string">
            <text:p>Colliers nylon 200mm</text:p>
          </table:table-cell>
          <table:table-cell table:style-name="ce15" office:value-type="float" office:value="30" calcext:value-type="float">
            <text:p>30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 office:value-type="float" office:value="-1" calcext:value-type="float">
            <text:p>-1</text:p>
          </table:table-cell>
          <table:table-cell table:style-name="ce6" office:value-type="string" calcext:value-type="string">
            <text:p>Colliers nylon 100mm</text:p>
          </table:table-cell>
          <table:table-cell table:style-name="ce15" office:value-type="float" office:value="10" calcext:value-type="float">
            <text:p>10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/>
          <table:table-cell table:style-name="ce9" office:value-type="string" calcext:value-type="string">
            <text:p>Pièces imprimées (cf autre onglet)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/>
          <table:table-cell table:style-name="ce9" office:value-type="string" calcext:value-type="string">
            <text:p>SANGUINOLOLU_CASE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3"/>
          <table:table-cell table:style-name="ce9" office:value-type="string" calcext:value-type="string">
            <text:p>SANGUINOLOLU_TOP</text:p>
          </table:table-cell>
          <table:table-cell table:style-name="ce17" office:value-type="float" office:value="1" calcext:value-type="float">
            <text:p>1</text:p>
          </table:table-cell>
          <table:table-cell table:style-name="ce21"/>
          <table:table-cell table:number-columns-repeated="1020"/>
        </table:table-row>
        <table:table-row table:style-name="ro1" table:number-rows-repeated="1048492">
          <table:table-cell table:number-columns-repeated="1024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inted Parts" table:style-name="ta1">
        <table:table-column table:style-name="co6" table:default-cell-style-name="ce25"/>
        <table:table-column table:style-name="co7" table:default-cell-style-name="ce27"/>
        <table:table-column table:style-name="co8" table:default-cell-style-name="ce1"/>
        <table:table-column table:style-name="co5" table:number-columns-repeated="1021" table:default-cell-style-name="Default"/>
        <table:table-row table:style-name="ro4">
          <table:table-cell table:style-name="ce24" office:value-type="string" calcext:value-type="string">
            <text:p>Pièces</text:p>
          </table:table-cell>
          <table:table-cell table:style-name="ce26" office:value-type="string" calcext:value-type="string">
            <text:p>Qte</text:p>
          </table:table-cell>
          <table:table-cell table:style-name="ce29"/>
          <table:table-cell table:style-name="ce30" table:number-columns-repeated="1021"/>
        </table:table-row>
        <table:table-row table:style-name="ro5">
          <table:table-cell office:value-type="string" calcext:value-type="string">
            <text:p>BASE_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HARIOT_Y_LM10UU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LIP_ENDSTOP_Y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LIP_PLATEAU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COUPLAGE_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TIQUET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XTRUDEU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XTRUDEUR_SUPPORT_608ZZ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IX_CHARIOT_X_1LM8UU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IX_CHARIOT_X_2LM8UU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IX_MOTEUR_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IXATION_PORTIQUE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IXATION_PORTIQUE_ENDSTOP_Z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OLETTE_GRANDE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MOLETTE_PETITE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LAQUE_ARRIER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PLAQUE_SERRAGE_FLANC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ANGEMENT_PORTIQU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ETOUR_608Z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ETOUR_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ETOUR_Y_BAS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ETOUR_Y_TO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RONDELLE_PLATEAU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ANGUINOLOLU_CAS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ANGUINOLOLU_TOP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PPORT_AXE_X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PPORT_AXE_Y_10MM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SUPPORT_BOBINE_BAS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>SUPPORT_BOBINE_HAUT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PPORT_ENDSTOP_X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SUPPORT_FAN_X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OP_Z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</table:table>
      <table:named-expressions/>
      <table:database-ranges>
        <table:database-range table:name="__Anonymous_Sheet_DB__1" table:target-range-address="'Printed Parts'.A2:'Printed Parts'.B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">
      <number:number number:decimal-places="2" number:min-integer-digits="1" number:grouping="true"/>
      <number:text> </number:text>
      <number:currency-symbol>€</number:currency-symbol>
    </number:currency-style>
    <number:currency-style style:name="N110P0" style:volatile="true">
      <number:number number:decimal-places="3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3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currency-style style:name="N114P0" style:volatile="true">
      <number:number number:decimal-places="4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4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en_20_hypertexte" style:display-name="Lien hypertexte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0000-00-00T18:15:56.9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Windows_x86 LibreOffice_project/1c1366bba2ba2b554cd2ca4d87c06da81c05d24</meta:generator>
    <meta:initial-creator/>
    <meta:creation-date>2006-09-16T00:00:00Z</meta:creation-date>
    <dc:date>2014-04-28T18:16:11.265000000</dc:date>
    <meta:editing-duration>P8DT20H52M15S</meta:editing-duration>
    <meta:editing-cycles>674</meta:editing-cycles>
    <meta:print-date>2014-04-24T08:53:40.999000000</meta:print-date>
    <meta:document-statistic meta:table-count="2" meta:cell-count="282" meta:object-count="0"/>
  </office:meta>
</office:document-meta>
</file>